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.895cm" fo:min-width="5.878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0.896cm" fo:min-width="9.573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2cm"/>
    </style:style>
    <style:style style:name="gr1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svg:stroke-color="#ff0000" draw:fill-color="#cccccc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svg:stroke-color="#ff0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svg:stroke-color="#ff0000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1" style:family="graphic" style:parent-style-name="standard">
      <style:graphic-properties draw:stroke="solid" draw:stroke-dash="Ultrafine_20_Dotted_20__28_var_29_" svg:stroke-color="#00ff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svg:stroke-color="#ff00ff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8" style:family="graphic" style:parent-style-name="standard">
      <style:graphic-properties draw:fill-color="#008080" draw:textarea-horizontal-align="center" draw:textarea-vertical-align="middle"/>
    </style:style>
    <style:style style:name="gr29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30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1" style:family="graphic" style:parent-style-name="standard">
      <style:graphic-properties draw:fill-color="#ccffff" draw:fill-image-width="0cm" draw:fill-image-height="0cm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draw:fill-color="#ccffff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36" style:family="graphic" style:parent-style-name="standard">
      <style:graphic-properties draw:fill-color="#cccc00" draw:textarea-horizontal-align="center" draw:textarea-vertical-align="middle"/>
    </style:style>
    <style:style style:name="gr37" style:family="graphic" style:parent-style-name="standard">
      <style:graphic-properties draw:stroke="none" draw:fill-color="#cccc00" draw:textarea-horizontal-align="justify" draw:textarea-vertical-align="middle" draw:auto-grow-height="false"/>
    </style:style>
    <style:style style:name="gr3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9" style:family="graphic" style:parent-style-name="standard">
      <style:graphic-properties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none" draw:fill="none" draw:fill-color="#99ccff" draw:textarea-horizontal-align="justify" draw:textarea-vertical-align="middle" draw:auto-grow-height="false"/>
    </style:style>
    <style:style style:name="gr41" style:family="graphic" style:parent-style-name="standard">
      <style:graphic-properties draw:fill-color="#eb613d" draw:fill-image-width="0cm" draw:fill-image-height="0cm" draw:textarea-horizontal-align="justify" draw:textarea-vertical-align="middle" draw:auto-grow-height="false"/>
    </style:style>
    <style:style style:name="gr42" style:family="graphic" style:parent-style-name="standard">
      <style:graphic-properties draw:fill-color="#ff6309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5.1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569cm"/>
    </style:style>
    <style:style style:name="gr45" style:family="graphic" style:parent-style-name="standard">
      <style:graphic-properties draw:stroke="none" draw:fill-color="#cccc00" draw:textarea-horizontal-align="justify" draw:textarea-vertical-align="middle" draw:auto-grow-height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8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761cm"/>
    </style:style>
    <style:style style:name="gr48" style:family="graphic" style:parent-style-name="standard">
      <style:graphic-properties draw:stroke="none" draw:fill="none" fo:min-height="0.718cm"/>
    </style:style>
    <style:style style:name="gr4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0" style:family="graphic" style:parent-style-name="standard">
      <style:graphic-properties draw:fill-color="#cccc00" draw:textarea-horizontal-align="justify" draw:textarea-vertical-align="middle" draw:auto-grow-height="false"/>
    </style:style>
    <style:style style:name="gr51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/>
    </style:style>
    <style:style style:name="gr52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5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.6cm" fo:margin-right="0cm" fo:text-indent="-0.6cm"/>
      <style:text-properties fo:font-size="13.1000003814697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color="#b3b3b3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indent="0cm"/>
      <style:text-properties fo:color="#00ff00"/>
    </style:style>
    <style:style style:name="P13" style:family="paragraph">
      <style:paragraph-properties fo:margin-left="0cm" fo:margin-right="0cm" fo:text-indent="0cm"/>
      <style:text-properties fo:color="#ff00ff"/>
    </style:style>
    <style:style style:name="P14" style:family="paragraph">
      <style:paragraph-properties fo:margin-left="0.6cm" fo:margin-right="0cm" fo:text-indent="-0.6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text-align="start"/>
      <style:text-properties fo:font-family="'Courier 10 Pitch'" style:font-pitch="fixed" fo:font-size="16pt"/>
    </style:style>
    <style:style style:name="P17" style:family="paragraph">
      <style:paragraph-properties fo:text-align="center"/>
      <style:text-properties fo:font-family="'Courier 10 Pitch'" style:font-pitch="fixed"/>
    </style:style>
    <style:style style:name="P18" style:family="paragraph">
      <style:text-properties fo:font-weight="bold"/>
    </style:style>
    <style:style style:name="P19" style:family="paragraph">
      <style:paragraph-properties fo:margin-left="0cm" fo:margin-right="0cm" fo:text-indent="0cm"/>
      <style:text-properties fo:font-weight="bold"/>
    </style:style>
    <style:style style:name="P20" style:family="paragraph">
      <style:paragraph-properties fo:text-align="center"/>
      <style:text-properties fo:font-family="'Courier 10 Pitch'" style:font-pitch="fixed" fo:font-size="16pt"/>
    </style:style>
    <style:style style:name="P21" style:family="paragraph">
      <style:paragraph-properties fo:margin-left="0cm" fo:margin-right="0cm" fo:text-align="start" fo:text-indent="0cm"/>
      <style:text-properties fo:font-family="Petra" style:font-pitch="variable" fo:font-size="16pt"/>
    </style:style>
    <style:style style:name="P22" style:family="paragraph">
      <style:paragraph-properties fo:margin-left="0cm" fo:margin-right="0cm" fo:text-align="center" fo:text-indent="0cm"/>
      <style:text-properties fo:font-weight="bold"/>
    </style:style>
    <style:style style:name="P23" style:family="paragraph">
      <style:paragraph-properties fo:margin-left="0cm" fo:margin-right="0cm" fo:text-align="center" fo:text-indent="0cm"/>
      <style:text-properties fo:font-family="Petra" style:font-pitch="variable" fo:font-weight="normal"/>
    </style:style>
    <style:style style:name="P24" style:family="paragraph">
      <style:paragraph-properties fo:margin-left="0cm" fo:margin-right="0cm" fo:text-align="center" fo:text-indent="0cm"/>
      <style:text-properties fo:font-size="26pt" fo:font-weight="bold"/>
    </style:style>
    <style:style style:name="P25" style:family="paragraph">
      <style:text-properties fo:font-family="Petra" style:font-pitch="variable" fo:font-weight="normal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style:paragraph-properties fo:margin-left="0cm" fo:margin-right="0cm" fo:text-align="center" fo:text-indent="0cm"/>
      <style:text-properties fo:font-size="18pt"/>
    </style:style>
    <style:style style:name="P28" style:family="paragraph">
      <style:paragraph-properties fo:margin-left="0cm" fo:margin-right="0cm" fo:text-align="end" fo:text-indent="0cm"/>
      <style:text-properties fo:font-size="18pt"/>
    </style:style>
    <style:style style:name="P29" style:family="paragraph">
      <style:paragraph-properties fo:margin-left="0cm" fo:margin-right="0cm" fo:text-indent="0cm"/>
      <style:text-properties fo:color="#dc2300" fo:font-size="16pt" fo:font-style="italic"/>
    </style:style>
    <style:style style:name="P30" style:family="paragraph">
      <style:paragraph-properties fo:margin-left="0cm" fo:margin-right="0cm" fo:text-indent="0cm"/>
      <style:text-properties fo:color="#000000" fo:font-size="16pt" fo:font-style="italic"/>
    </style:style>
    <style:style style:name="P3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family="Verdana" style:font-family-generic="swiss" style:font-pitch="variable"/>
    </style:style>
    <style:style style:name="T2" style:family="text">
      <style:text-properties fo:font-family="Verdana" style:font-family-generic="swiss" style:font-pitch="variable" fo:language="de" fo:country="DE"/>
    </style:style>
    <style:style style:name="T3" style:family="text">
      <style:text-properties fo:color="#b3b3b3"/>
    </style:style>
    <style:style style:name="T4" style:family="text">
      <style:text-properties fo:font-size="12pt"/>
    </style:style>
    <style:style style:name="T5" style:family="text">
      <style:text-properties fo:color="#00ff00"/>
    </style:style>
    <style:style style:name="T6" style:family="text">
      <style:text-properties fo:color="#ff00ff"/>
    </style:style>
    <style:style style:name="T7" style:family="text">
      <style:text-properties fo:font-family="'Courier 10 Pitch'" style:font-pitch="fixed" fo:font-size="16pt"/>
    </style:style>
    <style:style style:name="T8" style:family="text">
      <style:text-properties fo:font-family="'Courier 10 Pitch'" style:font-pitch="fixed"/>
    </style:style>
    <style:style style:name="T9" style:family="text">
      <style:text-properties fo:font-weight="bold"/>
    </style:style>
    <style:style style:name="T10" style:family="text">
      <style:text-properties fo:font-family="Petra" style:font-pitch="variable" fo:font-size="16pt"/>
    </style:style>
    <style:style style:name="T11" style:family="text">
      <style:text-properties fo:font-size="26pt" fo:font-weight="bold"/>
    </style:style>
    <style:style style:name="T12" style:family="text">
      <style:text-properties fo:font-family="Petra" style:font-pitch="variable" fo:font-weight="normal"/>
    </style:style>
    <style:style style:name="T13" style:family="text">
      <style:text-properties fo:color="#000000" fo:font-size="16pt" fo:font-style="italic"/>
    </style:style>
    <style:style style:name="T14" style:family="text">
      <style:text-properties fo:font-size="18pt"/>
    </style:style>
    <style:style style:name="T15" style:family="text">
      <style:text-properties fo:font-family="Petra" style:font-pitch="variable" fo:font-size="28pt"/>
    </style:style>
    <style:style style:name="T16" style:family="text">
      <style:text-properties fo:font-family="Petra" style:font-pitch="variable" fo:font-size="15pt"/>
    </style:style>
    <style:style style:name="T17" style:family="text">
      <style:text-properties fo:font-family="Petra" style:font-pitch="variable" fo:font-size="20pt"/>
    </style:style>
    <style:style style:name="T18" style:family="text">
      <style:text-properties fo:color="#dc2300" fo:font-size="16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custom-shape draw:style-name="gr1" draw:text-style-name="P1" draw:layer="layout" svg:width="26.341cm" svg:height="8.164cm" svg:x="1.325cm" svg:y="10.496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6.341cm" svg:height="8.162cm" svg:x="1.325cm" svg:y="1.453cm">
            <text:p text:style-name="P2"><text:span text:style-name="T1"/></text:p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6.378cm" svg:height="1.155cm" svg:x="20.065cm" svg:y="17.202cm">
            <text:p text:style-name="P3"><text:span text:style-name="T2">Content Commens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10.247cm" svg:height="1.156cm" svg:x="15.371cm" svg:y="1.453cm">
            <text:p text:style-name="P3"><text:span text:style-name="T2">Narrative Structure of a course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1" draw:layer="layout" svg:width="4.475cm" svg:height="1.747cm" svg:x="11.265cm" svg:y="3.504cm">
            <text:p text:style-name="P2"><text:span text:style-name="T2">Cour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8cm" svg:height="1.748cm" svg:x="6.296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8cm" svg:height="1.748cm" svg:x="10.022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8cm" svg:height="1.748cm" svg:x="13.752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8cm" svg:height="1.748cm" svg:x="17.477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98cm" svg:height="1.748cm" svg:x="21.203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88cm" svg:height="1.748cm" svg:x="24.935cm" svg:y="6.415cm">
            <text:p text:style-name="P2"><text:span text:style-name="T1">…</text:span></text:p>
            <draw:enhanced-geometry svg:viewBox="0 0 21600 21600" draw:type="rectangle" draw:enhanced-path="M 0 0 L 21600 0 21600 21600 0 21600 0 0 Z N"/>
          </draw:custom-shape>
          <draw:line draw:style-name="gr5" draw:text-style-name="P5" draw:layer="layout" svg:x1="5.55cm" svg:y1="6.413cm" svg:x2="11.264cm" svg:y2="5.25cm">
            <text:p text:style-name="P9"/>
          </draw:line>
          <draw:line draw:style-name="gr5" draw:text-style-name="P5" draw:layer="layout" svg:x1="9.276cm" svg:y1="6.413cm" svg:x2="11.762cm" svg:y2="5.25cm">
            <text:p text:style-name="P9"/>
          </draw:line>
          <draw:line draw:style-name="gr5" draw:text-style-name="P5" draw:layer="layout" svg:x1="11.764cm" svg:y1="6.413cm" svg:x2="12.509cm" svg:y2="5.25cm">
            <text:p text:style-name="P9"/>
          </draw:line>
          <draw:line draw:style-name="gr5" draw:text-style-name="P5" draw:layer="layout" svg:x1="14.989cm" svg:y1="6.413cm" svg:x2="14.245cm" svg:y2="5.25cm">
            <text:p text:style-name="P9"/>
          </draw:line>
          <draw:line draw:style-name="gr5" draw:text-style-name="P5" draw:layer="layout" svg:x1="14.744cm" svg:y1="5.251cm" svg:x2="17.477cm" svg:y2="6.414cm">
            <text:p text:style-name="P9"/>
          </draw:line>
          <draw:line draw:style-name="gr5" draw:text-style-name="P5" draw:layer="layout" svg:x1="15.243cm" svg:y1="5.251cm" svg:x2="21.209cm" svg:y2="6.414cm">
            <text:p text:style-name="P9"/>
          </draw:line>
          <draw:line draw:style-name="gr5" draw:text-style-name="P5" draw:layer="layout" svg:x1="15.741cm" svg:y1="5.251cm" svg:x2="24.935cm" svg:y2="6.414cm">
            <text:p text:style-name="P9"/>
          </draw:line>
          <draw:custom-shape draw:style-name="gr2" draw:text-style-name="P1" draw:layer="layout" svg:width="4.969cm" svg:height="2.333cm" svg:x="2.817cm" svg:y="15.452cm">
            <text:p text:style-name="P2"><text:span text:style-name="T1">Defini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68cm" svg:height="2.333cm" svg:x="10.022cm" svg:y="15.452cm">
            <text:p text:style-name="P2"><text:span text:style-name="T2">Exercis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69cm" svg:height="2.332cm" svg:x="2.817cm" svg:y="11.661cm">
            <text:p text:style-name="P2"><text:span text:style-name="T2">Theor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68cm" svg:height="2.332cm" svg:x="10.022cm" svg:y="11.661cm">
            <text:p text:style-name="P2"><text:span text:style-name="T2">Exampl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97cm" svg:height="2.333cm" svg:x="17.231cm" svg:y="13.408cm">
            <text:p text:style-name="P2"><text:span text:style-name="T2">Excercise</text:span></text:p>
            <draw:enhanced-geometry svg:viewBox="0 0 21600 21600" draw:type="rectangle" draw:enhanced-path="M 0 0 L 21600 0 21600 21600 0 21600 0 0 Z N"/>
          </draw:custom-shape>
          <draw:line draw:style-name="gr6" draw:text-style-name="P5" draw:layer="layout" svg:x1="5.304cm" svg:y1="15.45cm" svg:x2="5.304cm" svg:y2="13.992cm">
            <text:p text:style-name="P9"/>
          </draw:line>
          <draw:line draw:style-name="gr6" draw:text-style-name="P5" draw:layer="layout" svg:x1="12.509cm" svg:y1="15.45cm" svg:x2="12.509cm" svg:y2="13.992cm">
            <text:p text:style-name="P9"/>
          </draw:line>
          <draw:line draw:style-name="gr6" draw:text-style-name="P5" draw:layer="layout" svg:x1="7.786cm" svg:y1="16.615cm" svg:x2="10.021cm" svg:y2="16.615cm">
            <text:p text:style-name="P9"/>
          </draw:line>
          <draw:line draw:style-name="gr6" draw:text-style-name="P5" draw:layer="layout" svg:x1="17.976cm" svg:y1="18.075cm" svg:x2="17.976cm" svg:y2="15.742cm">
            <text:p text:style-name="P9"/>
          </draw:line>
          <draw:line draw:style-name="gr5" draw:text-style-name="P5" draw:layer="layout" svg:x1="17.974cm" svg:y1="18.076cm" svg:x2="4.804cm" svg:y2="18.076cm">
            <text:p text:style-name="P9"/>
          </draw:line>
          <draw:line draw:style-name="gr5" draw:text-style-name="P5" draw:layer="layout" svg:x1="4.805cm" svg:y1="18.075cm" svg:x2="4.805cm" svg:y2="17.785cm">
            <text:p text:style-name="P9"/>
          </draw:line>
          <draw:line draw:style-name="gr6" draw:text-style-name="P5" draw:layer="layout" svg:x1="18.221cm" svg:y1="12.245cm" svg:x2="14.996cm" svg:y2="12.245cm">
            <text:p text:style-name="P9"/>
          </draw:line>
          <draw:line draw:style-name="gr5" draw:text-style-name="P5" draw:layer="layout" svg:x1="18.222cm" svg:y1="12.245cm" svg:x2="18.222cm" svg:y2="13.408cm">
            <text:p text:style-name="P9"/>
          </draw:line>
          <draw:custom-shape draw:style-name="gr7" draw:text-style-name="P1" draw:layer="layout" svg:width="2.487cm" svg:height="9.616cm" svg:x="0.33cm" svg:y="7.289cm">
            <text:p text:style-name="P9"/>
            <draw:enhanced-geometry svg:viewBox="0 0 733 1496" draw:type="non-primitive" draw:enhanced-path="M 688 0 C 344 215 0 431 7 680 14 929 612 1360 733 1496 N"/>
          </draw:custom-shape>
          <draw:custom-shape draw:style-name="gr8" draw:text-style-name="P1" draw:layer="layout" svg:width="2.98cm" svg:height="1.748cm" svg:x="2.57cm" svg:y="6.415cm">
            <text:p text:style-name="P2"><text:span text:style-name="T1">Uni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872cm" svg:height="3.497cm" svg:x="6.794cm" svg:y="8.163cm">
            <text:p text:style-name="P9"/>
            <draw:enhanced-geometry svg:viewBox="0 0 159 544" draw:type="non-primitive" draw:enhanced-path="M 136 0 C 147 113 159 226 136 317 113 408 23 506 0 544 N"/>
          </draw:custom-shape>
          <draw:custom-shape draw:style-name="gr7" draw:text-style-name="P1" draw:layer="layout" svg:width="1.238cm" svg:height="8.162cm" svg:x="8.783cm" svg:y="8.163cm">
            <text:p text:style-name="P9"/>
            <draw:enhanced-geometry svg:viewBox="0 0 226 1270" draw:type="non-primitive" draw:enhanced-path="M 226 0 C 113 256 0 513 0 725 0 937 113 1103 226 1270 N"/>
          </draw:custom-shape>
          <draw:custom-shape draw:style-name="gr7" draw:text-style-name="P1" draw:layer="layout" svg:width="1.122cm" svg:height="3.497cm" svg:x="12.629cm" svg:y="8.163cm">
            <text:p text:style-name="P9"/>
            <draw:enhanced-geometry svg:viewBox="0 0 205 544" draw:type="non-primitive" draw:enhanced-path="M 205 0 C 125 113 46 226 23 317 0 408 34 476 69 544 N"/>
          </draw:custom-shape>
          <draw:custom-shape draw:style-name="gr7" draw:text-style-name="P1" draw:layer="layout" svg:width="1.527cm" svg:height="5.244cm" svg:x="21.456cm" svg:y="8.163cm">
            <text:p text:style-name="P9"/>
            <draw:enhanced-geometry svg:viewBox="0 0 279 816" draw:type="non-primitive" draw:enhanced-path="M 0 0 C 132 158 265 317 272 453 279 589 83 756 45 816 N"/>
          </draw:custom-shape>
        </draw:g>
        <presentation:notes draw:style-name="dp2">
          <draw:page-thumbnail draw:style-name="gr9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0" draw:text-style-name="P7" draw:id="id1" draw:layer="layout" svg:width="5.957cm" svg:height="2.273cm" svg:x="1.191cm" svg:y="0.4cm">
          <text:p text:style-name="P7">doc.omdoc</text:p>
          <draw:enhanced-geometry svg:viewBox="0 0 21600 21600" draw:type="rectangle" draw:enhanced-path="M 0 0 L 21600 0 21600 21600 0 21600 0 0 Z N"/>
        </draw:custom-shape>
        <draw:custom-shape draw:style-name="gr10" draw:text-style-name="P7" draw:id="id4" draw:layer="layout" svg:width="5.957cm" svg:height="1.624cm" svg:x="10.523cm" svg:y="0.4cm">
          <text:p text:style-name="P7">background.omdoc</text:p>
          <draw:enhanced-geometry svg:viewBox="0 0 21600 21600" draw:type="rectangle" draw:enhanced-path="M 0 0 L 21600 0 21600 21600 0 21600 0 0 Z N"/>
        </draw:custom-shape>
        <draw:custom-shape draw:style-name="gr10" draw:text-style-name="P7" draw:id="id2" draw:layer="layout" svg:width="5.957cm" svg:height="1.623cm" svg:x="10.523cm" svg:y="2.347cm">
          <text:p text:style-name="P7">special.omdoc</text:p>
          <draw:enhanced-geometry svg:viewBox="0 0 21600 21600" draw:type="rectangle" draw:enhanced-path="M 0 0 L 21600 0 21600 21600 0 21600 0 0 Z N"/>
        </draw:custom-shape>
        <draw:custom-shape draw:style-name="gr11" draw:text-style-name="P7" draw:id="id3" draw:layer="layout" svg:width="5.957cm" svg:height="1.621cm" svg:x="10.523cm" svg:y="4.296cm">
          <text:p text:style-name="P7">local.omdoc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curve" svg:x1="7.148cm" svg:y1="1.536cm" svg:x2="10.523cm" svg:y2="3.158cm" draw:start-shape="id1" draw:end-shape="id2" draw:end-glue-point="3">
          <text:p text:style-name="P9"/>
        </draw:connector>
        <draw:connector draw:style-name="gr12" draw:text-style-name="P8" draw:layer="layout" draw:type="curve" svg:x1="7.148cm" svg:y1="1.536cm" svg:x2="10.523cm" svg:y2="5.106cm" draw:start-shape="id1" draw:end-shape="id3" draw:end-glue-point="3">
          <text:p text:style-name="P9"/>
        </draw:connector>
        <draw:connector draw:style-name="gr12" draw:text-style-name="P8" draw:layer="layout" draw:type="curve" svg:x1="7.148cm" svg:y1="1.536cm" svg:x2="10.523cm" svg:y2="1.212cm" draw:start-shape="id1" draw:end-shape="id4">
          <text:p text:style-name="P9"/>
        </draw:connector>
        <draw:frame draw:style-name="gr13" draw:text-style-name="P10" draw:layer="layout" svg:width="3.252cm" svg:height="1.195cm" svg:x="7.248cm" svg:y="0.4cm">
          <draw:text-box>
            <text:p text:style-name="P9"><text:span text:style-name="T3">imports</text:span></text:p>
          </draw:text-box>
        </draw:frame>
        <draw:custom-shape draw:style-name="gr10" draw:text-style-name="P7" draw:id="id5" draw:layer="layout" svg:width="5.957cm" svg:height="1.624cm" svg:x="21.643cm" svg:y="0.4cm">
          <text:p text:style-name="P7">background-</text:p>
          <text:p text:style-name="P7">tmpl.xsl</text:p>
          <draw:enhanced-geometry svg:viewBox="0 0 21600 21600" draw:type="rectangle" draw:enhanced-path="M 0 0 L 21600 0 21600 21600 0 21600 0 0 Z N"/>
        </draw:custom-shape>
        <draw:custom-shape draw:style-name="gr10" draw:text-style-name="P7" draw:id="id6" draw:layer="layout" svg:width="5.957cm" svg:height="1.623cm" svg:x="21.643cm" svg:y="2.347cm">
          <text:p text:style-name="P7">special-tmpl.xsl</text:p>
          <draw:enhanced-geometry svg:viewBox="0 0 21600 21600" draw:type="rectangle" draw:enhanced-path="M 0 0 L 21600 0 21600 21600 0 21600 0 0 Z N"/>
        </draw:custom-shape>
        <draw:custom-shape draw:style-name="gr10" draw:text-style-name="P7" draw:id="id7" draw:layer="layout" svg:width="5.957cm" svg:height="1.621cm" svg:x="21.643cm" svg:y="4.296cm">
          <text:p text:style-name="P7">local-tmpl.xsl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6.48cm" svg:y1="1.212cm" svg:x2="21.643cm" svg:y2="1.212cm" draw:start-shape="id4" draw:start-glue-point="1" draw:end-shape="id5" draw:end-glue-point="3">
          <text:p text:style-name="P9"/>
        </draw:connector>
        <draw:connector draw:style-name="gr14" draw:text-style-name="P8" draw:layer="layout" svg:x1="16.48cm" svg:y1="3.158cm" svg:x2="21.643cm" svg:y2="3.158cm" draw:start-shape="id2" draw:start-glue-point="1" draw:end-shape="id6" draw:end-glue-point="3">
          <text:p text:style-name="P9"/>
        </draw:connector>
        <draw:connector draw:style-name="gr14" draw:text-style-name="P8" draw:layer="layout" svg:x1="16.48cm" svg:y1="5.106cm" svg:x2="21.643cm" svg:y2="5.106cm" draw:start-shape="id3" draw:start-glue-point="1" draw:end-shape="id7" draw:end-glue-point="3">
          <text:p text:style-name="P9"/>
        </draw:connector>
        <draw:connector draw:style-name="gr15" draw:text-style-name="P8" draw:layer="layout" svg:x1="18.784cm" svg:y1="1.193cm" svg:x2="18.784cm" svg:y2="6.623cm">
          <text:p text:style-name="P9"/>
        </draw:connector>
        <draw:custom-shape draw:style-name="gr11" draw:text-style-name="P7" draw:layer="layout" svg:width="3.474cm" svg:height="1.299cm" svg:x="17.077cm" svg:y="6.631cm">
          <text:p text:style-name="P7">expres.xsl</text:p>
          <draw:enhanced-geometry svg:viewBox="0 0 21600 21600" draw:type="rectangle" draw:enhanced-path="M 0 0 L 21600 0 21600 21600 0 21600 0 0 Z N"/>
        </draw:custom-shape>
        <draw:custom-shape draw:style-name="gr11" draw:text-style-name="P7" draw:id="id8" draw:layer="layout" svg:width="4.155cm" svg:height="1.299cm" svg:x="2cm" svg:y="10.201cm">
          <text:p text:style-name="P7">doc-incl.xsl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5.162cm" svg:y1="2.673cm" svg:x2="5.169cm" svg:y2="10.15cm">
          <text:p text:style-name="P9"/>
        </draw:connector>
        <draw:custom-shape draw:style-name="gr16" draw:text-style-name="P7" draw:id="id9" draw:layer="layout" svg:width="4.468cm" svg:height="1.301cm" svg:x="6.155cm" svg:y="8.188cm">
          <text:p text:style-name="P7">doc-tmpl.xsl</text:p>
          <draw:enhanced-geometry svg:viewBox="0 0 21600 21600" draw:type="rectangle" draw:enhanced-path="M 0 0 L 21600 0 21600 21600 0 21600 0 0 Z N"/>
        </draw:custom-shape>
        <draw:connector draw:style-name="gr17" draw:text-style-name="P8" draw:layer="layout" svg:x1="6.682cm" svg:y1="2.717cm" svg:x2="6.682cm" svg:y2="8.181cm">
          <text:p text:style-name="P9"/>
        </draw:connector>
        <draw:connector draw:style-name="gr18" draw:text-style-name="P8" draw:layer="layout" svg:x1="17.005cm" svg:y1="6.899cm" svg:x2="6.695cm" svg:y2="6.899cm">
          <text:p text:style-name="P9"/>
        </draw:connector>
        <draw:frame draw:style-name="gr19" draw:text-style-name="P11" draw:layer="layout" svg:width="4.46cm" svg:height="2.144cm" svg:x="1cm" svg:y="5.543cm">
          <draw:text-box>
            <text:p text:style-name="P9"><text:span text:style-name="T4">&lt;&lt;generates link tables for a specific doc&gt;&gt;</text:span></text:p>
          </draw:text-box>
        </draw:frame>
        <draw:frame draw:style-name="gr20" draw:text-style-name="P11" draw:layer="layout" svg:width="8.043cm" svg:height="1.513cm" svg:x="15.189cm" svg:y="7.93cm">
          <draw:text-box>
            <text:p text:style-name="P9"><text:span text:style-name="T4">&lt;&lt;compiles content of presentation and omstyle elements into xslt templates&gt;&gt;</text:span></text:p>
          </draw:text-box>
        </draw:frame>
        <draw:connector draw:style-name="gr21" draw:text-style-name="P8" draw:layer="layout" draw:type="curve" svg:x1="6.155cm" svg:y1="10.85cm" svg:x2="21.636cm" svg:y2="1.599cm" draw:start-shape="id8">
          <text:p text:style-name="P9"/>
        </draw:connector>
        <draw:connector draw:style-name="gr21" draw:text-style-name="P8" draw:layer="layout" draw:type="curve" svg:x1="6.155cm" svg:y1="10.85cm" svg:x2="21.636cm" svg:y2="3.852cm" draw:start-shape="id8" draw:start-glue-point="1">
          <text:p text:style-name="P9"/>
        </draw:connector>
        <draw:connector draw:style-name="gr21" draw:text-style-name="P8" draw:layer="layout" draw:type="curve" svg:x1="6.155cm" svg:y1="10.85cm" svg:x2="21.609cm" svg:y2="5.662cm" draw:start-shape="id8" draw:start-glue-point="1">
          <text:p text:style-name="P9"/>
        </draw:connector>
        <draw:connector draw:style-name="gr21" draw:text-style-name="P8" draw:layer="layout" draw:type="curve" svg:x1="6.155cm" svg:y1="10.85cm" svg:x2="8.389cm" svg:y2="9.489cm" draw:start-shape="id8" draw:start-glue-point="1" draw:end-shape="id9">
          <text:p text:style-name="P9"/>
        </draw:connector>
        <draw:custom-shape draw:style-name="gr11" draw:text-style-name="P7" draw:id="id12" draw:layer="layout" svg:width="5.8cm" svg:height="1.5cm" svg:x="2.7cm" svg:y="14.5cm">
          <text:p text:style-name="P7">doc-final.xsl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5.158cm" svg:y1="11.538cm" svg:x2="5.158cm" svg:y2="14.497cm">
          <text:p text:style-name="P9"/>
        </draw:connector>
        <draw:line draw:style-name="gr15" draw:text-style-name="P8" draw:layer="layout" svg:x1="4.1cm" svg:y1="4.9cm" svg:x2="5.1cm" svg:y2="4.9cm">
          <text:p text:style-name="P9"/>
        </draw:line>
        <draw:custom-shape draw:style-name="gr11" draw:text-style-name="P7" draw:layer="layout" svg:width="3.474cm" svg:height="1.3cm" svg:x="1.195cm" svg:y="4.243cm">
          <text:p text:style-name="P7">exincl.xsl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.191cm" svg:y1="1.536cm" svg:x2="1.5cm" svg:y2="19.5cm" draw:start-shape="id1" draw:start-glue-point="3" draw:end-shape="id10">
          <text:p text:style-name="P9"/>
        </draw:connector>
        <draw:custom-shape draw:style-name="gr11" draw:text-style-name="P7" draw:id="id10" draw:layer="layout" svg:width="8.5cm" svg:height="2cm" svg:x="1.5cm" svg:y="18.5cm">
          <text:p text:style-name="P7">doc.html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7" draw:id="id11" draw:layer="layout" svg:width="6.5cm" svg:height="2cm" svg:x="10.2cm" svg:y="16.5cm">
          <text:p text:style-name="P7">doc2html.xsl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0.7cm" svg:y1="17.5cm" svg:x2="10.2cm" svg:y2="17.5cm">
          <text:p text:style-name="P9"/>
        </draw:line>
        <draw:connector draw:style-name="gr22" draw:text-style-name="P8" draw:layer="layout" draw:type="curve" svg:x1="13.45cm" svg:y1="16.5cm" svg:x2="8.5cm" svg:y2="15.25cm" draw:start-shape="id11" draw:start-glue-point="0" draw:end-shape="id12" draw:end-glue-point="1">
          <text:p text:style-name="P9"/>
        </draw:connector>
        <draw:frame draw:style-name="gr23" draw:text-style-name="P12" draw:layer="layout" svg:width="3.5cm" svg:height="1.195cm" svg:x="6.1cm" svg:y="10.662cm">
          <draw:text-box>
            <text:p text:style-name="P9"><text:span text:style-name="T5">includes</text:span></text:p>
          </draw:text-box>
        </draw:frame>
        <draw:frame draw:style-name="gr23" draw:text-style-name="P13" draw:layer="layout" svg:width="3.5cm" svg:height="1.195cm" svg:x="12.6cm" svg:y="14.862cm">
          <draw:text-box>
            <text:p text:style-name="P9"><text:span text:style-name="T6">binds</text:span></text:p>
          </draw:text-box>
        </draw:frame>
        <draw:custom-shape draw:style-name="gr11" draw:text-style-name="P7" draw:id="id13" draw:layer="layout" svg:width="5cm" svg:height="1.6cm" svg:x="19.5cm" svg:y="14.4cm">
          <text:p text:style-name="P7">omdoc2html.xsl</text:p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type="curve" svg:x1="13.45cm" svg:y1="16.5cm" svg:x2="19.5cm" svg:y2="15.2cm" draw:start-shape="id11" draw:start-glue-point="0" draw:end-shape="id13">
          <text:p text:style-name="P9"/>
        </draw:connector>
        <presentation:notes draw:style-name="dp2">
          <draw:page-thumbnail draw:style-name="gr9" draw:layer="layout" svg:width="14.848cm" svg:height="11.135cm" svg:x="3.075cm" svg:y="2.257cm" draw:page-number="2" presentation:class="page"/>
          <draw:frame presentation:style-name="pr2" draw:text-style-name="P1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4" draw:text-style-name="P16" draw:id="id17" draw:layer="layout" svg:width="10.9cm" svg:height="10.3cm" svg:x="17cm" svg:y="8.1cm">
          <text:p text:style-name="P15"><text:span text:style-name="T7">&lt;omdoc xml:id=“paper1-id“&gt;</text:span></text:p>
          <text:p text:style-name="P15"><text:span text:style-name="T7"><text:s text:c="2"/></text:span><text:span text:style-name="T7">&lt;narrative&gt;</text:span></text:p>
          <text:p text:style-name="P15"><text:span text:style-name="T7"><text:s text:c="4"/></text:span><text:span text:style-name="T7">&lt;omdoc xml:id=“sec1“&gt;</text:span></text:p>
          <text:p text:style-name="P15"><text:span text:style-name="T7"><text:s text:c="6"/></text:span><text:span text:style-name="T7">&lt;narrative&gt;</text:span></text:p>
          <text:p text:style-name="P15"><text:span text:style-name="T7"><text:s text:c="8"/></text:span><text:span text:style-name="T7">&lt;ref xref=“#def1-id“/&gt;</text:span></text:p>
          <text:p text:style-name="P15"><text:span text:style-name="T7"><text:s text:c="6"/></text:span><text:span text:style-name="T7">&lt;/narrative&gt;</text:span></text:p>
          <text:p text:style-name="P15"><text:span text:style-name="T7"><text:s text:c="6"/></text:span><text:span text:style-name="T7">&lt;content&gt;</text:span></text:p>
          <text:p text:style-name="P15"><text:span text:style-name="T7"><text:s text:c="8"/></text:span></text:p>
          <text:p text:style-name="P15"><text:span text:style-name="T7"><text:s text:c="6"/></text:span></text:p>
          <text:p text:style-name="P15"><text:span text:style-name="T7"><text:s text:c="6"/></text:span></text:p>
          <text:p text:style-name="P15"><text:span text:style-name="T7"><text:s text:c="6"/></text:span><text:span text:style-name="T7">&lt;/content&gt;</text:span></text:p>
          <text:p text:style-name="P15"><text:span text:style-name="T7"><text:s text:c="4"/></text:span><text:span text:style-name="T7">&lt;/omdoc&gt;</text:span></text:p>
          <text:p text:style-name="P15"><text:span text:style-name="T7"><text:s text:c="2"/></text:span><text:span text:style-name="T7">&lt;/narrative&gt;</text:span></text:p>
          <text:p text:style-name="P15"><text:span text:style-name="T7">&lt;/omdoc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id="id19" draw:layer="layout" svg:width="11.5cm" svg:height="4cm" svg:x="0.2cm" svg:y="11.3cm">
          <text:p text:style-name="P15"><text:span text:style-name="T8">&lt;definition xml:id=“def-id“&gt;</text:span></text:p>
          <text:p text:style-name="P15"><text:span text:style-name="T8"><text:s text:c="2"/></text:span><text:span text:style-name="T8">...some openmath...</text:span></text:p>
          <text:p text:style-name="P15"><text:span text:style-name="T8">&lt;/definition&gt;</text:span></text:p>
          <draw:enhanced-geometry svg:viewBox="0 0 21600 21600" draw:type="rectangle" draw:enhanced-path="M 0 0 L 21600 0 21600 21600 0 21600 0 0 Z N"/>
        </draw:custom-shape>
        <draw:frame draw:style-name="gr26" draw:text-style-name="P18" draw:layer="layout" svg:width="3.55cm" svg:height="2.173cm" svg:x="1cm" svg:y="18.607cm">
          <draw:text-box>
            <text:p text:style-name="P7"><text:span text:style-name="T9">Content </text:span></text:p>
            <text:p text:style-name="P7"><text:span text:style-name="T9">Commons</text:span></text:p>
          </draw:text-box>
        </draw:frame>
        <draw:frame draw:style-name="gr23" draw:text-style-name="P19" draw:layer="layout" svg:width="4.5cm" svg:height="2.173cm" svg:x="14.5cm" svg:y="18.607cm">
          <draw:text-box>
            <text:p text:style-name="P7"><text:span text:style-name="T9">Document</text:span></text:p>
            <text:p text:style-name="P7"><text:span text:style-name="T9">Commons</text:span></text:p>
          </draw:text-box>
        </draw:frame>
        <draw:g>
          <draw:custom-shape draw:style-name="gr27" draw:text-style-name="P8" draw:layer="layout" svg:width="4.4cm" svg:height="1.055cm" svg:x="10.6cm" svg:y="19.545cm">
            <text:p text:style-name="P9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8" draw:text-style-name="P8" draw:layer="layout" svg:x1="10.6cm" svg:y1="16.943cm" svg:x2="10.6cm" svg:y2="20.107cm">
            <text:p text:style-name="P9"/>
          </draw:line>
          <draw:line draw:style-name="gr28" draw:text-style-name="P8" draw:layer="layout" svg:x1="15cm" svg:y1="16.593cm" svg:x2="15cm" svg:y2="20.107cm">
            <text:p text:style-name="P9"/>
          </draw:line>
          <draw:custom-shape draw:style-name="gr29" draw:text-style-name="P8" draw:layer="layout" svg:width="4.4cm" svg:height="3.514cm" svg:x="10.6cm" svg:y="16.593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4.4cm" svg:height="1.055cm" svg:x="10.6cm" svg:y="16.1cm">
            <text:p text:style-name="P9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28" draw:text-style-name="P8" draw:layer="layout" svg:x1="10.6cm" svg:y1="16.593cm" svg:x2="10.6cm" svg:y2="20.107cm">
            <text:p text:style-name="P9"/>
          </draw:line>
          <draw:custom-shape draw:style-name="gr30" draw:text-style-name="P8" draw:layer="layout" svg:width="0.957cm" svg:height="0.866cm" svg:x="11.269cm" svg:y="19.215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30" draw:text-style-name="P8" draw:layer="layout" svg:width="0.955cm" svg:height="0.866cm" svg:x="12.992cm" svg:y="19.388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30" draw:text-style-name="P8" draw:layer="layout" svg:width="0.957cm" svg:height="0.866cm" svg:x="11.269cm" svg:y="17.571cm">
            <text:p text:style-name="P9"/>
            <draw:enhanced-geometry svg:viewBox="0 0 21600 21600" draw:type="rectangle" draw:enhanced-path="M 0 0 L 21600 0 21600 21600 0 21600 0 0 Z N"/>
          </draw:custom-shape>
          <draw:custom-shape draw:style-name="gr30" draw:text-style-name="P8" draw:id="id20" draw:layer="layout" svg:width="0.957cm" svg:height="0.866cm" svg:x="12.704cm" svg:y="17.571cm">
            <text:p text:style-name="P9"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0" draw:id="id15" draw:layer="layout" svg:width="9.2cm" svg:height="2cm" svg:x="18.5cm" svg:y="13.2cm">
          <text:p text:style-name="P15"><text:span text:style-name="T7">&lt;definition </text:span></text:p>
          <text:p text:style-name="P15"><text:span text:style-name="T7"><text:s text:c="3"/></text:span><text:span text:style-name="T7">xml:id=“def1-id“ </text:span></text:p>
          <text:p text:style-name="P15"><text:span text:style-name="T7"><text:s text:c="3"/></text:span><text:span text:style-name="T7">mid=“cc#def-id@rev512“&gt;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4.9cm" svg:height="10.2cm" svg:x="1.6cm" svg:y="0.3cm">
          <text:p text:style-name="P15"><text:span text:style-name="T7">&lt;omdoc xml:id=“mathUI07-id“&gt;</text:span></text:p>
          <text:p text:style-name="P15"><text:span text:style-name="T7"><text:s text:c="2"/></text:span><text:span text:style-name="T7">&lt;narrative&gt;</text:span></text:p>
          <text:p text:style-name="P15"><text:span text:style-name="T7"><text:s text:c="4"/></text:span><text:span text:style-name="T7">&lt;omdoc xml:id=“preface“ type=“section“&gt;</text:span></text:p>
          <text:p text:style-name="P15"><text:span text:style-name="T7"><text:s text:c="6"/></text:span><text:span text:style-name="T7">&lt;narrative&gt;</text:span></text:p>
          <text:p text:style-name="P15"><text:span text:style-name="T7"><text:s text:c="8"/></text:span><text:span text:style-name="T7">&lt;ref xref=“#text1-id“/&gt;</text:span></text:p>
          <text:p text:style-name="P15"><text:span text:style-name="T7"><text:s text:c="6"/></text:span><text:span text:style-name="T7">&lt;/narrative&gt;</text:span></text:p>
          <text:p text:style-name="P15"><text:span text:style-name="T7"><text:s text:c="4"/></text:span><text:span text:style-name="T7">&lt;/omdoc&gt;</text:span></text:p>
          <text:p text:style-name="P15"><text:span text:style-name="T7"><text:s text:c="4"/></text:span><text:span text:style-name="T7">&lt;ref xref=“#paper1-id“/&gt;</text:span></text:p>
          <text:p text:style-name="P15"><text:span text:style-name="T7"><text:s text:c="2"/></text:span><text:span text:style-name="T7">&lt;/narrative&gt;</text:span></text:p>
          <text:p text:style-name="P15"><text:span text:style-name="T7"><text:s text:c="2"/></text:span><text:span text:style-name="T7">&lt;content&gt;</text:span></text:p>
          <text:p text:style-name="P15"><text:span text:style-name="T7"><text:s text:c="4"/></text:span><text:span text:style-name="T7">&lt;omtext xml:id=“text1-id“&gt;</text:span></text:p>
          <text:p text:style-name="P15"><text:span text:style-name="T7"><text:s text:c="6"/></text:span><text:span text:style-name="T7">This volume contains the ...</text:span></text:p>
          <text:p text:style-name="P15"><text:span text:style-name="T7"><text:s text:c="4"/></text:span><text:span text:style-name="T7">&lt;/omtext&gt;</text:span></text:p>
          <text:p text:style-name="P15"><text:span text:style-name="T7"><text:s text:c="2"/></text:span><text:span text:style-name="T7">&lt;/content&gt;</text:span></text:p>
          <text:p text:style-name="P15"><text:span text:style-name="T7">&lt;/omdoc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id="id21" draw:layer="layout" svg:width="0.5cm" svg:height="0.5cm" svg:x="11cm" svg:y="3.6cm">
          <text:p text:style-name="P9"/>
          <draw:enhanced-geometry svg:viewBox="0 0 21600 21600" draw:mirror-vertical="true" draw:type="rectangle" draw:enhanced-path="M 0 0 L 21600 0 21600 21600 0 21600 0 0 Z N"/>
        </draw:custom-shape>
        <draw:custom-shape draw:style-name="gr33" draw:text-style-name="P8" draw:layer="layout" svg:width="0.5cm" svg:height="0.5cm" svg:x="26.1cm" svg:y="9.9cm">
          <text:p text:style-name="P9"/>
          <draw:enhanced-geometry svg:viewBox="0 0 21600 21600" draw:mirror-vertical="true" draw:type="rectangle" draw:enhanced-path="M 0 0 L 21600 0 21600 21600 0 21600 0 0 Z N"/>
        </draw:custom-shape>
        <draw:connector draw:style-name="gr34" draw:text-style-name="P8" draw:layer="layout" draw:type="curve" svg:x1="26cm" svg:y1="11.8cm" svg:x2="23.1cm" svg:y2="13.2cm" draw:start-shape="id14" draw:start-glue-point="2" draw:end-shape="id15">
          <text:p text:style-name="P9"/>
        </draw:connector>
        <draw:custom-shape draw:style-name="gr32" draw:text-style-name="P8" draw:id="id16" draw:layer="layout" svg:width="0.5cm" svg:height="0.5cm" svg:x="10.5cm" svg:y="5.3cm">
          <text:p text:style-name="P9"/>
          <draw:enhanced-geometry svg:viewBox="0 0 21600 21600" draw:mirror-vertical="true" draw:type="rectangle" draw:enhanced-path="M 0 0 L 21600 0 21600 21600 0 21600 0 0 Z N"/>
        </draw:custom-shape>
        <draw:connector draw:style-name="gr34" draw:text-style-name="P8" draw:layer="layout" draw:type="curve" svg:x1="11cm" svg:y1="5.55cm" svg:x2="22.45cm" svg:y2="8.1cm" draw:start-shape="id16" draw:start-glue-point="1" draw:end-shape="id17" draw:end-glue-point="0">
          <text:p text:style-name="P9"/>
        </draw:connector>
        <draw:custom-shape draw:style-name="gr35" draw:text-style-name="P8" draw:layer="layout" svg:width="4.314cm" svg:height="1.104cm" svg:x="4.5cm" svg:y="19.403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6" draw:text-style-name="P8" draw:layer="layout" svg:x1="4.5cm" svg:y1="16.681cm" svg:x2="4.5cm" svg:y2="19.992cm">
          <text:p text:style-name="P9"/>
        </draw:line>
        <draw:line draw:style-name="gr36" draw:text-style-name="P8" draw:layer="layout" svg:x1="8.814cm" svg:y1="16.313cm" svg:x2="8.814cm" svg:y2="19.992cm">
          <text:p text:style-name="P9"/>
        </draw:line>
        <draw:custom-shape draw:style-name="gr37" draw:text-style-name="P7" draw:layer="layout" svg:width="4.314cm" svg:height="3.679cm" svg:x="4.5cm" svg:y="16.313cm"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4.314cm" svg:height="1.104cm" svg:x="4.5cm" svg:y="15.798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8" draw:text-style-name="P8" draw:layer="layout" svg:width="0.959cm" svg:height="0.905cm" svg:x="6.417cm" svg:y="19.149cm">
          <text:p text:style-name="P9"/>
          <draw:enhanced-geometry svg:viewBox="0 0 21600 21600" draw:type="rectangle" draw:enhanced-path="M 0 0 L 21600 0 21600 21600 0 21600 0 0 Z N"/>
        </draw:custom-shape>
        <draw:custom-shape draw:style-name="gr38" draw:text-style-name="P8" draw:id="id18" draw:layer="layout" svg:width="0.959cm" svg:height="0.906cm" svg:x="5.65cm" svg:y="17.518cm">
          <text:p text:style-name="P9"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958cm" svg:height="0.906cm" svg:x="6.897cm" svg:y="17.79cm">
          <text:p text:style-name="P9"/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4.5cm" svg:y1="16.313cm" svg:x2="4.5cm" svg:y2="19.992cm">
          <text:p text:style-name="P9"/>
        </draw:line>
        <draw:custom-shape draw:style-name="gr38" draw:text-style-name="P8" draw:layer="layout" svg:width="0.959cm" svg:height="0.906cm" svg:x="4.979cm" svg:y="18.967cm">
          <text:p text:style-name="P9"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6.129cm" svg:y1="17.518cm" svg:x2="5.95cm" svg:y2="15.3cm" draw:start-shape="id18" draw:start-glue-point="0" draw:end-shape="id19">
          <text:p text:style-name="P9"/>
        </draw:connector>
        <draw:connector draw:style-name="gr15" draw:text-style-name="P8" draw:layer="layout" draw:type="line" svg:x1="13.661cm" svg:y1="18.004cm" svg:x2="17cm" svg:y2="13.25cm" draw:start-shape="id20" draw:start-glue-point="1" draw:end-shape="id17">
          <text:p text:style-name="P9"/>
        </draw:connector>
        <draw:custom-shape draw:style-name="gr33" draw:text-style-name="P8" draw:id="id22" draw:layer="layout" svg:width="0.5cm" svg:height="0.5cm" svg:x="11.3cm" svg:y="6.9cm">
          <text:p text:style-name="P9"/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draw:line-skew="0cm 1.613cm" svg:x1="11.25cm" svg:y1="3.6cm" svg:x2="11.8cm" svg:y2="7.15cm" draw:start-shape="id21" draw:start-glue-point="0" draw:end-shape="id22" draw:end-glue-point="1">
          <text:p text:style-name="P9"/>
        </draw:connector>
        <draw:custom-shape draw:style-name="gr40" draw:text-style-name="P8" draw:id="id14" draw:layer="layout" svg:width="1cm" svg:height="0.5cm" svg:x="25.5cm" svg:y="11.3cm">
          <text:p text:style-name="P9"/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draw:line-skew="1.9cm" svg:x1="18.5cm" svg:y1="14.2cm" svg:x2="11.7cm" svg:y2="13.3cm" draw:start-shape="id15" draw:start-glue-point="3" draw:end-shape="id19">
          <text:p text:style-name="P9"/>
        </draw:connector>
        <presentation:notes draw:style-name="dp2">
          <draw:page-thumbnail draw:style-name="gr9" draw:layer="layout" svg:width="14.848cm" svg:height="11.135cm" svg:x="3.075cm" svg:y="2.257cm" draw:page-number="3" presentation:class="page"/>
          <draw:frame presentation:style-name="pr3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41" draw:text-style-name="P21" draw:layer="layout" svg:width="10.5cm" svg:height="11cm" svg:x="9.7cm" svg:y="0.2cm">
          <text:p text:style-name="P15"><text:span text:style-name="T10">&lt;omdoc id=“transfer-id“&gt;</text:span></text:p>
          <text:p text:style-name="P15"><text:span text:style-name="T10"><text:s text:c="2"/></text:span><text:span text:style-name="T10">&lt;narrative&gt;</text:span></text:p>
          <text:p text:style-name="P15"><text:span text:style-name="T10"><text:s text:c="2"/></text:span><text:span text:style-name="T10">&lt;/narrative&gt;</text:span></text:p>
          <text:p text:style-name="P15"><text:span text:style-name="T10"><text:s text:c="2"/></text:span><text:span text:style-name="T10">&lt;content&gt;</text:span></text:p>
          <text:p text:style-name="P15"><text:span text:style-name="T10"><text:s/></text:span></text:p>
          <text:p text:style-name="P15"><text:span text:style-name="T10"/></text:p>
          <text:p text:style-name="P15"><text:span text:style-name="T10"/></text:p>
          <text:p text:style-name="P15"><text:span text:style-name="T10"/></text:p>
          <text:p text:style-name="P15"><text:span text:style-name="T10"/></text:p>
          <text:p text:style-name="P15"><text:span text:style-name="T10"/></text:p>
          <text:p text:style-name="P15"><text:span text:style-name="T10"/></text:p>
          <text:p text:style-name="P15"><text:span text:style-name="T10"/></text:p>
          <text:p text:style-name="P15"><text:span text:style-name="T10"><text:s text:c="2"/></text:span><text:span text:style-name="T10">&lt;/content&gt;</text:span></text:p>
          <text:p text:style-name="P15"><text:span text:style-name="T10">&lt;/omdoc&gt;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0.5cm" svg:height="0.5cm" svg:x="14cm" svg:y="3.2cm">
          <text:p text:style-name="P9"/>
          <draw:enhanced-geometry svg:viewBox="0 0 21600 21600" draw:mirror-vertical="true" draw:type="rectangle" draw:enhanced-path="M 0 0 L 21600 0 21600 21600 0 21600 0 0 Z N"/>
        </draw:custom-shape>
        <draw:custom-shape draw:style-name="gr32" draw:text-style-name="P8" draw:layer="layout" svg:width="0.5cm" svg:height="0.5cm" svg:x="20.3cm" svg:y="-0.7cm">
          <text:p text:style-name="P9"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8" draw:layer="layout" svg:width="6.2cm" svg:height="5.2cm" svg:x="18.8cm" svg:y="0.2cm">
          <text:p text:style-name="P9"/>
          <draw:enhanced-geometry svg:viewBox="0 0 21600 21600" draw:text-areas="0 0 21600 21600" draw:type="circular-arrow" draw:modifiers="-91.23653025685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2" draw:text-style-name="P8" draw:layer="layout" svg:width="5.4cm" svg:height="5.5cm" draw:transform="rotate (1.5707963267946) translate (3.7cm 6.3cm)">
          <text:p text:style-name="P9"/>
          <draw:enhanced-geometry svg:viewBox="0 0 21600 21600" draw:text-areas="0 0 21600 21600" draw:type="circular-arrow" draw:modifiers="-91.2365302568566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8" draw:id="id25" draw:layer="layout" svg:width="9.711cm" svg:height="1.5cm" svg:x="9.989cm" svg:y="5.4cm">
          <text:p text:style-name="P15"><text:span text:style-name="T10"><text:s text:c="4"/></text:span><text:span text:style-name="T10">&lt;definition&gt;...&lt;/defini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id="id27" draw:layer="layout" svg:width="9.711cm" svg:height="1.9cm" svg:x="9.989cm" svg:y="7.2cm">
          <text:p text:style-name="P15"><text:span text:style-name="T10"><text:s text:c="4"/></text:span><text:span text:style-name="T10">&lt;presentation&gt;...</text:span></text:p>
          <text:p text:style-name="P15"><text:span text:style-name="T10"><text:s text:c="4"/></text:span><text:span text:style-name="T10">&lt;/presentation&gt;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id="id23" draw:layer="layout" svg:width="9.711cm" svg:height="1.5cm" svg:x="9.989cm" svg:y="3.6cm">
          <text:p text:style-name="P15"><text:span text:style-name="T10"><text:s text:c="4"/></text:span><text:span text:style-name="T10">&lt;omtext&gt;...&lt;/omtext&gt;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7.506cm" svg:height="1.966cm" svg:x="0.3cm" svg:y="10.322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6" draw:text-style-name="P8" draw:layer="layout" svg:x1="0.3cm" svg:y1="5.473cm" svg:x2="0.3cm" svg:y2="11.371cm">
          <text:p text:style-name="P9"/>
        </draw:line>
        <draw:line draw:style-name="gr36" draw:text-style-name="P8" draw:layer="layout" svg:x1="7.806cm" svg:y1="4.818cm" svg:x2="7.806cm" svg:y2="11.371cm">
          <text:p text:style-name="P9"/>
        </draw:line>
        <draw:custom-shape draw:style-name="gr37" draw:text-style-name="P7" draw:layer="layout" svg:width="7.506cm" svg:height="6.553cm" svg:x="0.3cm" svg:y="4.818cm">
          <text:p text:style-name="P7"/>
          <text:p text:style-name="P7"/>
          <text:p text:style-name="P7"/>
          <text:p text:style-name="P7"/>
          <text:p text:style-name="P7"/>
          <text:p text:style-name="P7"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7.506cm" svg:height="1.967cm" svg:x="0.3cm" svg:y="3.9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5" draw:text-style-name="P8" draw:id="id26" draw:layer="layout" svg:width="5.682cm" svg:height="1cm" svg:x="1.018cm" svg:y="8.4cm">
          <text:p text:style-name="P7">&lt;presentation&gt;</text:p>
          <draw:enhanced-geometry svg:viewBox="0 0 21600 21600" draw:type="rectangle" draw:enhanced-path="M 0 0 L 21600 0 21600 21600 0 21600 0 0 Z N"/>
        </draw:custom-shape>
        <draw:line draw:style-name="gr36" draw:text-style-name="P8" draw:layer="layout" svg:x1="0.3cm" svg:y1="4.818cm" svg:x2="0.3cm" svg:y2="11.371cm">
          <text:p text:style-name="P9"/>
        </draw:line>
        <draw:custom-shape draw:style-name="gr25" draw:text-style-name="P8" draw:id="id28" draw:layer="layout" svg:width="5.63cm" svg:height="0.798cm" svg:x="0.769cm" svg:y="10.691cm">
          <text:p text:style-name="P7">&lt;definition&gt;</text:p>
          <draw:enhanced-geometry svg:viewBox="0 0 21600 21600" draw:type="rectangle" draw:enhanced-path="M 0 0 L 21600 0 21600 21600 0 21600 0 0 Z N"/>
        </draw:custom-shape>
        <draw:frame draw:style-name="gr43" draw:text-style-name="P22" draw:layer="layout" svg:width="5.63cm" svg:height="1.64cm" svg:x="2.27cm" svg:y="4.27cm">
          <draw:text-box>
            <text:p text:style-name="P7"><text:span text:style-name="T11">KWARC</text:span></text:p>
          </draw:text-box>
        </draw:frame>
        <draw:custom-shape draw:style-name="gr25" draw:text-style-name="P8" draw:id="id24" draw:layer="layout" svg:width="3.201cm" svg:height="1.387cm" svg:x="0.999cm" svg:y="6.4cm">
          <text:p text:style-name="P7">&lt;omtext&gt;</text:p>
          <draw:enhanced-geometry svg:viewBox="0 0 21600 21600" draw:type="rectangle" draw:enhanced-path="M 0 0 L 21600 0 21600 21600 0 21600 0 0 Z N"/>
        </draw:custom-shape>
        <draw:frame draw:style-name="gr44" draw:text-style-name="P23" draw:layer="layout" svg:width="7.534cm" svg:height="1.119cm" svg:x="0.488cm" svg:y="12.109cm">
          <draw:text-box>
            <text:p text:style-name="P7"><text:span text:style-name="T12">&lt;Content Commons&gt;</text:span></text:p>
          </draw:text-box>
        </draw:frame>
        <draw:custom-shape draw:style-name="gr35" draw:text-style-name="P8" draw:layer="layout" svg:width="7.395cm" svg:height="1.855cm" svg:x="20.4cm" svg:y="10.326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8" draw:text-style-name="P8" draw:layer="layout" svg:x1="27.795cm" svg:y1="5.552cm" svg:x2="27.795cm" svg:y2="11.116cm">
          <text:p text:style-name="P9"/>
        </draw:line>
        <draw:custom-shape draw:style-name="gr45" draw:text-style-name="P8" draw:layer="layout" svg:width="7.395cm" svg:height="6.183cm" svg:x="20.4cm" svg:y="5.133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draw:layer="layout" svg:width="7.395cm" svg:height="1.855cm" svg:x="20.4cm" svg:y="4.267cm">
          <text:p text:style-name="P9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8" draw:text-style-name="P8" draw:layer="layout" svg:x1="20.4cm" svg:y1="5.238cm" svg:x2="20.4cm" svg:y2="11.42cm">
          <text:p text:style-name="P9"/>
        </draw:line>
        <draw:frame draw:style-name="gr46" draw:text-style-name="P24" draw:layer="layout" svg:width="5.934cm" svg:height="1.64cm" svg:x="21.222cm" svg:y="4.564cm">
          <draw:text-box>
            <text:p text:style-name="P7"><text:span text:style-name="T11"><text:s/></text:span><text:span text:style-name="T11">DFKI</text:span></text:p>
          </draw:text-box>
        </draw:frame>
        <draw:custom-shape draw:style-name="gr25" draw:text-style-name="P8" draw:layer="layout" svg:width="3.115cm" svg:height="2.261cm" svg:x="23.321cm" svg:y="6.28cm">
          <text:p text:style-name="P7">&lt;omtext&gt;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5.528cm" svg:height="1.628cm" svg:x="21.446cm" svg:y="8.936cm">
          <text:p text:style-name="P7">&lt;presentation&gt;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5.478cm" svg:height="0.792cm" svg:x="21.496cm" svg:y="10.915cm">
          <text:p text:style-name="P7">&lt;definition&gt;</text:p>
          <draw:enhanced-geometry svg:viewBox="0 0 21600 21600" draw:type="rectangle" draw:enhanced-path="M 0 0 L 21600 0 21600 21600 0 21600 0 0 Z N"/>
        </draw:custom-shape>
        <draw:frame draw:style-name="gr47" draw:text-style-name="P23" draw:layer="layout" svg:width="7.534cm" svg:height="1.119cm" svg:x="20.639cm" svg:y="12.081cm">
          <draw:text-box>
            <text:p text:style-name="P7"><text:span text:style-name="T12">&lt;Content Commons&gt;</text:span></text:p>
          </draw:text-box>
        </draw:frame>
        <draw:frame draw:style-name="gr26" draw:text-style-name="P25" draw:layer="layout" svg:width="4.765cm" svg:height="1.119cm" svg:x="12.4cm" svg:y="11.4cm">
          <draw:text-box>
            <text:p text:style-name="P7"><text:span text:style-name="T12">&lt;document&gt;</text:span></text:p>
          </draw:text-box>
        </draw:frame>
        <draw:connector draw:style-name="gr39" draw:text-style-name="P8" draw:layer="layout" draw:type="curve" svg:x1="9.989cm" svg:y1="4.35cm" svg:x2="4.2cm" svg:y2="7.093cm" draw:start-shape="id23" draw:start-glue-point="3" draw:end-shape="id24" draw:end-glue-point="1">
          <text:p text:style-name="P9"/>
        </draw:connector>
        <draw:connector draw:style-name="gr39" draw:text-style-name="P8" draw:layer="layout" draw:type="curve" svg:x1="9.989cm" svg:y1="6.15cm" svg:x2="6.7cm" svg:y2="8.9cm" draw:start-shape="id25" draw:start-glue-point="3" draw:end-shape="id26">
          <text:p text:style-name="P9"/>
        </draw:connector>
        <draw:connector draw:style-name="gr39" draw:text-style-name="P8" draw:layer="layout" draw:type="curve" svg:x1="9.989cm" svg:y1="8.15cm" svg:x2="6.399cm" svg:y2="11.09cm" draw:start-shape="id27" draw:start-glue-point="3" draw:end-shape="id28">
          <text:p text:style-name="P9"/>
        </draw:connector>
        <draw:frame draw:style-name="gr48" draw:text-style-name="P9" draw:layer="layout" svg:width="1.412cm" svg:height="1.085cm" svg:x="8.188cm" svg:y="4.232cm">
          <draw:text-box>
            <text:p text:style-name="P9"><text:span text:style-name="T13">mid</text:span></text:p>
          </draw:text-box>
        </draw:frame>
        <draw:frame draw:style-name="gr48" draw:text-style-name="P9" draw:layer="layout" svg:width="1.412cm" svg:height="1.085cm" svg:x="8.4cm" svg:y="6.4cm">
          <draw:text-box>
            <text:p text:style-name="P9"><text:span text:style-name="T13">mid</text:span></text:p>
          </draw:text-box>
        </draw:frame>
        <draw:frame draw:style-name="gr48" draw:text-style-name="P9" draw:layer="layout" svg:width="1.412cm" svg:height="1.085cm" svg:x="8.288cm" svg:y="8.4cm">
          <draw:text-box>
            <text:p text:style-name="P9"><text:span text:style-name="T13">mid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4" presentation:class="page"/>
          <draw:frame presentation:style-name="pr3" draw:text-style-name="P1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49" draw:text-style-name="P27" draw:layer="layout" svg:width="27cm" svg:height="13.5cm" svg:x="0.5cm" svg:y="0.5cm"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Document Commons</text:span></text:p>
          <text:p text:style-name="P7"><text:span text:style-name="T16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5"/></text:p>
          <text:p text:style-name="P7"><text:span text:style-name="T14"/></text:p>
          <text:p text:style-name="P26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8.5cm" svg:height="1.9cm" svg:x="1.5cm" svg:y="11.6cm">
          <text:p text:style-name="P26"><text:span text:style-name="T15"/></text:p>
          <text:p text:style-name="P26"><text:span text:style-name="T7">cont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3.5cm" svg:height="4.5cm" svg:x="23.6cm" svg:y="8cm">
          <text:p text:style-name="P26"><text:span text:style-name="T7">content</text:span></text:p>
          <text:p text:style-name="P26"><text:span text:style-name="T17"/></text:p>
          <text:p text:style-name="P26"><text:span text:style-name="T15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3.5cm" svg:height="4.5cm" svg:x="20.1cm" svg:y="8cm">
          <text:p text:style-name="P26"><text:span text:style-name="T15"/></text:p>
          <text:p text:style-name="P26"><text:span text:style-name="T10"/></text:p>
          <text:p text:style-name="P26"><text:span text:style-name="T10"/></text:p>
          <text:p text:style-name="P26"><text:span text:style-name="T7">narrative</text:span></text:p>
          <text:p text:style-name="P26"><text:span text:style-name="T15"/></text:p>
          <text:p text:style-name="P26"><text:span text:style-name="T15"/></text:p>
          <text:p text:style-name="P26"><text:span text:style-name="T15"/></text:p>
          <text:p text:style-name="P26"><text:span text:style-name="T15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8" draw:layer="layout" svg:width="8cm" svg:height="2cm" svg:x="11.1cm" svg:y="8.5cm">
          <text:p text:style-name="P26"><text:span text:style-name="T15"/></text:p>
          <text:p text:style-name="P26"><text:span text:style-name="T15"/></text:p>
          <text:p text:style-name="P26"><text:span text:style-name="T15"/></text:p>
          <text:p text:style-name="P26"><text:span text:style-name="T15"/></text:p>
          <text:p text:style-name="P26"><text:span text:style-name="T7">content</text:span></text:p>
          <text:p text:style-name="P26"><text:span text:style-name="T15"/></text:p>
          <text:p text:style-name="P26"><text:span text:style-name="T15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8.5cm" svg:height="7.74cm" svg:x="1.5cm" svg:y="3.86cm">
          <text:p text:style-name="P26"><text:span text:style-name="T15"/></text:p>
          <text:p text:style-name="P26"><text:span text:style-name="T15"/></text:p>
          <text:p text:style-name="P26"><text:span text:style-name="T15"/></text:p>
          <text:p text:style-name="P26"><text:span text:style-name="T7">narrative</text:span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5cm" svg:height="4.5cm" svg:x="22.1cm" svg:y="3cm">
          <text:p text:style-name="P26"><text:span text:style-name="T7">narrative</text:span></text:p>
          <text:p text:style-name="P26"><text:span text:style-name="T10"/></text:p>
          <text:p text:style-name="P26"><text:span text:style-name="T15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8" draw:layer="layout" svg:width="8cm" svg:height="6.3cm" svg:x="11.1cm" svg:y="2.2cm">
          <text:p text:style-name="P26"><text:span text:style-name="T7">narrative</text:span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0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7" draw:id="id34" draw:layer="layout" svg:width="4cm" svg:height="3cm" svg:x="12.6cm" svg:y="2.7cm">
          <text:p text:style-name="P7"><text:span text:style-name="T14">MathUI0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51" draw:text-style-name="P27" draw:id="id33" draw:layer="layout" svg:width="2.7cm" svg:height="2.4cm" svg:x="3.5cm" svg:y="4.6cm">
          <text:p text:style-name="P7"><text:span text:style-name="T14">paper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7" draw:id="id35" draw:layer="layout" svg:width="2.589cm" svg:height="2.6cm" svg:x="20.511cm" svg:y="8.9cm">
          <text:p text:style-name="P7"><text:span text:style-name="T14">paper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2" draw:text-style-name="P27" draw:id="id42" draw:layer="layout" svg:width="3cm" svg:height="2.5cm" svg:x="11.4cm" svg:y="5.6cm">
          <text:p text:style-name="P7"><text:span text:style-name="T14">preface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0" draw:text-style-name="P27" draw:layer="layout" svg:width="27cm" svg:height="6.5cm" svg:x="0.5cm" svg:y="14.2cm"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2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5">Content Commons</text:span></text:p>
          <text:p text:style-name="P26"><text:span text:style-name="T15"/></text:p>
          <text:p text:style-name="P26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7" draw:id="id29" draw:layer="layout" svg:width="2.911cm" svg:height="2.7cm" svg:x="3.089cm" svg:y="8.3cm">
          <text:p text:style-name="P7"><text:span text:style-name="T14">section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2" draw:text-style-name="P27" draw:id="id31" draw:layer="layout" svg:width="2.878cm" svg:height="2.7cm" svg:x="6.622cm" svg:y="7.9cm">
          <text:p text:style-name="P7"><text:span text:style-name="T14">section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9" draw:text-style-name="P27" draw:id="id30" draw:layer="layout" svg:width="2.4cm" svg:height="1.5cm" svg:x="4.1cm" svg:y="11.8cm">
          <text:p text:style-name="P7"><text:span text:style-name="T14">Text 1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4.543cm" svg:y1="10.998cm" svg:x2="5.3cm" svg:y2="11.8cm" draw:start-shape="id29" draw:start-glue-point="8" draw:end-shape="id30" draw:end-glue-point="0">
          <text:p text:style-name="P9"/>
        </draw:connector>
        <draw:custom-shape draw:style-name="gr49" draw:text-style-name="P27" draw:id="id32" draw:layer="layout" svg:width="2.6cm" svg:height="0.7cm" svg:x="7cm" svg:y="11.8cm">
          <text:p text:style-name="P7"><text:span text:style-name="T14">Text 2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8.061cm" svg:y1="10.6cm" svg:x2="8.3cm" svg:y2="11.8cm" draw:start-shape="id31" draw:end-shape="id32" draw:end-glue-point="0">
          <text:p text:style-name="P9"/>
        </draw:connector>
        <draw:connector draw:style-name="gr39" draw:text-style-name="P8" draw:layer="layout" draw:type="curve" svg:x1="4.849cm" svg:y1="7cm" svg:x2="4.544cm" svg:y2="8.3cm" draw:start-shape="id33" draw:start-glue-point="8" draw:end-shape="id29">
          <text:p text:style-name="P9"/>
        </draw:connector>
        <draw:connector draw:style-name="gr39" draw:text-style-name="P8" draw:layer="layout" draw:type="curve" svg:x1="5.803cm" svg:y1="6.647cm" svg:x2="6.622cm" svg:y2="9.249cm" draw:start-shape="id33" draw:start-glue-point="9" draw:end-shape="id31" draw:end-glue-point="6">
          <text:p text:style-name="P9"/>
        </draw:connector>
        <draw:connector draw:style-name="gr39" draw:text-style-name="P8" draw:layer="layout" draw:type="curve" svg:x1="13.184cm" svg:y1="3.138cm" svg:x2="4.85cm" svg:y2="4.6cm" draw:start-shape="id34" draw:start-glue-point="5" draw:end-shape="id33">
          <text:p text:style-name="P9"/>
        </draw:connector>
        <draw:connector draw:style-name="gr39" draw:text-style-name="P8" draw:layer="layout" draw:type="curve" svg:x1="16.6cm" svg:y1="4.2cm" svg:x2="20.511cm" svg:y2="10.2cm" draw:start-shape="id34" draw:end-shape="id35">
          <text:p text:style-name="P9"/>
        </draw:connector>
        <draw:custom-shape draw:style-name="gr49" draw:text-style-name="P27" draw:id="id36" draw:layer="layout" svg:width="2cm" svg:height="1.5cm" svg:x="24.6cm" svg:y="10.5cm">
          <text:p text:style-name="P7"><text:span text:style-name="T14">Def1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21.804cm" svg:y1="11.5cm" svg:x2="25.6cm" svg:y2="10.5cm" draw:start-shape="id35" draw:start-glue-point="8" draw:end-shape="id36" draw:end-glue-point="0">
          <text:p text:style-name="P9"/>
        </draw:connector>
        <draw:custom-shape draw:style-name="gr49" draw:text-style-name="P27" draw:id="id49" draw:layer="layout" svg:width="3cm" svg:height="2.5cm" svg:x="21cm" svg:y="15.5cm">
          <text:p text:style-name="P7"><text:span text:style-name="T14">Def1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id="id37" draw:layer="layout" svg:width="1cm" svg:height="1cm" svg:x="15.5cm" svg:y="5.1cm">
          <text:p text:style-name="P7"><text:span text:style-name="T14">P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1" draw:text-style-name="P27" draw:layer="layout" svg:width="4cm" svg:height="3cm" svg:x="15.3cm" svg:y="10.7cm">
          <text:p text:style-name="P7"><text:span text:style-name="T14"><text:s text:c="3"/></text:span><text:span text:style-name="T14">MathUI0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53" draw:text-style-name="P8" draw:layer="layout" draw:type="curve" draw:line-skew="0cm 1.359cm" svg:x1="16.5cm" svg:y1="5.6cm" svg:x2="15.499cm" svg:y2="12cm" draw:start-shape="id37" draw:start-glue-point="1" draw:end-shape="id38" draw:end-glue-point="4">
          <text:p text:style-name="P9"/>
        </draw:connector>
        <draw:custom-shape draw:style-name="gr24" draw:text-style-name="P27" draw:id="id39" draw:layer="layout" svg:width="1cm" svg:height="1cm" svg:x="3cm" svg:y="4.5cm">
          <text:p text:style-name="P7"><text:span text:style-name="T14">P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1" draw:text-style-name="P27" draw:layer="layout" svg:width="2.7cm" svg:height="2.4cm" svg:x="1.5cm" svg:y="0.6cm">
          <text:p text:style-name="P7"><text:span text:style-name="T14">report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3" draw:text-style-name="P8" draw:layer="layout" draw:type="curve" svg:x1="3.499cm" svg:y1="4.5cm" svg:x2="2.5cm" svg:y2="2.499cm" draw:start-shape="id39" draw:start-glue-point="4" draw:end-shape="id40" draw:end-glue-point="10">
          <text:p text:style-name="P9"/>
        </draw:connector>
        <draw:connector draw:style-name="gr39" draw:text-style-name="P8" draw:layer="layout" draw:type="curve" draw:line-skew="-0.089cm" svg:x1="1.645cm" svg:y1="2.853cm" svg:x2="2cm" svg:y2="17.05cm" draw:start-shape="id40" draw:start-glue-point="7" draw:end-shape="id41" draw:end-glue-point="3">
          <text:p text:style-name="P9"/>
        </draw:connector>
        <draw:frame draw:style-name="gr26" draw:text-style-name="P29" draw:layer="layout" svg:width="2.322cm" svg:height="1.085cm" svg:x="14.458cm" svg:y="5.845cm">
          <draw:text-box>
            <text:p text:style-name="P9"><text:span text:style-name="T18">inherits</text:span></text:p>
          </draw:text-box>
        </draw:frame>
        <draw:frame draw:style-name="gr26" draw:text-style-name="P29" draw:layer="layout" svg:width="2.322cm" svg:height="1.085cm" svg:x="3.178cm" svg:y="2.633cm">
          <draw:text-box>
            <text:p text:style-name="P9"><text:span text:style-name="T18">inherits</text:span></text:p>
          </draw:text-box>
        </draw:frame>
        <draw:custom-shape draw:style-name="gr49" draw:text-style-name="P27" draw:id="id43" draw:layer="layout" svg:width="4cm" svg:height="1cm" svg:x="11.7cm" svg:y="8.7cm">
          <text:p text:style-name="P7"><text:span text:style-name="T14">Text5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11.4cm" svg:y1="6.849cm" svg:x2="11.7cm" svg:y2="9.2cm" draw:start-shape="id42" draw:start-glue-point="6" draw:end-shape="id43" draw:end-glue-point="3">
          <text:p text:style-name="P9"/>
        </draw:connector>
        <draw:custom-shape draw:style-name="gr11" draw:text-style-name="P27" draw:id="id44" draw:layer="layout" svg:width="2.589cm" svg:height="2.6cm" svg:x="22.6cm" svg:y="4.4cm">
          <text:p text:style-name="P7"><text:span text:style-name="T14">paper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9" draw:text-style-name="P8" draw:layer="layout" draw:type="curve" svg:x1="16.014cm" svg:y1="3.138cm" svg:x2="23.893cm" svg:y2="4.4cm" draw:start-shape="id34" draw:start-glue-point="11" draw:end-shape="id44" draw:end-glue-point="4">
          <text:p text:style-name="P9"/>
        </draw:connector>
        <draw:custom-shape draw:style-name="gr49" draw:text-style-name="P27" draw:id="id45" draw:layer="layout" svg:width="3cm" svg:height="2.4cm" svg:x="16.2cm" svg:y="15.6cm">
          <text:p text:style-name="P7"><text:span text:style-name="T14">Pres2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draw:id="id46" draw:layer="layout" svg:width="2.7cm" svg:height="2.4cm" svg:x="12.5cm" svg:y="16.1cm">
          <text:p text:style-name="P7"><text:span text:style-name="T14">Pres1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draw:id="id41" draw:layer="layout" svg:width="3cm" svg:height="1.9cm" svg:x="2cm" svg:y="16.1cm">
          <text:p text:style-name="P7"><text:span text:style-name="T14">Pres3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id="id38" draw:layer="layout" svg:width="1cm" svg:height="1cm" svg:x="15cm" svg:y="12cm">
          <text:p text:style-name="P7"><text:span text:style-name="T14">P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9" draw:text-style-name="P8" draw:layer="layout" draw:type="curve" svg:x1="15.499cm" svg:y1="13cm" svg:x2="17.7cm" svg:y2="15.6cm" draw:start-shape="id38" draw:start-glue-point="8" draw:end-shape="id45" draw:end-glue-point="0">
          <text:p text:style-name="P9"/>
        </draw:connector>
        <draw:connector draw:style-name="gr39" draw:text-style-name="P8" draw:layer="layout" draw:type="curve" svg:x1="15cm" svg:y1="12.499cm" svg:x2="13.85cm" svg:y2="16.1cm" draw:start-shape="id38" draw:start-glue-point="6" draw:end-shape="id46" draw:end-glue-point="0">
          <text:p text:style-name="P9"/>
        </draw:connector>
        <draw:custom-shape draw:style-name="gr49" draw:text-style-name="P27" draw:id="id47" draw:layer="layout" svg:width="2cm" svg:height="1.5cm" svg:x="1.8cm" svg:y="11.8cm">
          <text:p text:style-name="P7"><text:span text:style-name="T14">Pres4</text:span></text:p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1.442cm" svg:height="1.085cm" svg:x="1.44cm" svg:y="10cm">
          <draw:text-box>
            <text:p text:style-name="P9"><text:span text:style-name="T18">refs</text:span></text:p>
          </draw:text-box>
        </draw:frame>
        <draw:connector draw:style-name="gr39" draw:text-style-name="P8" draw:layer="layout" draw:type="curve" svg:x1="12.6cm" svg:y1="4.199cm" svg:x2="11.838cm" svg:y2="5.964cm" draw:start-shape="id34" draw:start-glue-point="6" draw:end-shape="id42" draw:end-glue-point="5">
          <text:p text:style-name="P9"/>
        </draw:connector>
        <draw:custom-shape draw:style-name="gr24" draw:text-style-name="P27" draw:id="id40" draw:layer="layout" svg:width="1cm" svg:height="1cm" svg:x="1.5cm" svg:y="2cm">
          <text:p text:style-name="P7"><text:span text:style-name="T14">P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6" draw:text-style-name="P30" draw:layer="layout" svg:width="1.442cm" svg:height="1.085cm" svg:x="17.4cm" svg:y="3.933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1.442cm" svg:height="1.085cm" svg:x="20.54cm" svg:y="2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2.509cm" svg:height="1.085cm" svg:x="5.9cm" svg:y="7cm">
          <draw:text-box>
            <text:p text:style-name="P9"><text:span text:style-name="T13">embeds</text:span></text:p>
          </draw:text-box>
        </draw:frame>
        <draw:frame draw:style-name="gr26" draw:text-style-name="P30" draw:layer="layout" svg:width="2.509cm" svg:height="1.085cm" svg:x="2.646cm" svg:y="6.7cm">
          <draw:text-box>
            <text:p text:style-name="P9"><text:span text:style-name="T13">embeds</text:span></text:p>
          </draw:text-box>
        </draw:frame>
        <draw:frame draw:style-name="gr26" draw:text-style-name="P30" draw:layer="layout" svg:width="1.442cm" svg:height="1.085cm" svg:x="9.5cm" svg:y="1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2.509cm" svg:height="1.085cm" svg:x="10.2cm" svg:y="3.4cm">
          <draw:text-box>
            <text:p text:style-name="P9"><text:span text:style-name="T13">embeds</text:span></text:p>
          </draw:text-box>
        </draw:frame>
        <draw:frame draw:style-name="gr26" draw:text-style-name="P30" draw:layer="layout" svg:width="1.442cm" svg:height="1.085cm" svg:x="11cm" svg:y="7.7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1.442cm" svg:height="1.085cm" svg:x="21.458cm" svg:y="11.633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1.442cm" svg:height="1.085cm" svg:x="6.758cm" svg:y="10.533cm">
          <draw:text-box>
            <text:p text:style-name="P9"><text:span text:style-name="T13">refs</text:span></text:p>
          </draw:text-box>
        </draw:frame>
        <draw:frame draw:style-name="gr26" draw:text-style-name="P30" draw:layer="layout" svg:width="1.442cm" svg:height="1.085cm" svg:x="4.9cm" svg:y="10.6cm">
          <draw:text-box>
            <text:p text:style-name="P9"><text:span text:style-name="T13">refs</text:span></text:p>
          </draw:text-box>
        </draw:frame>
        <draw:frame draw:style-name="gr26" draw:text-style-name="P29" draw:layer="layout" svg:width="1.442cm" svg:height="1.085cm" svg:x="12.858cm" svg:y="13.033cm">
          <draw:text-box>
            <text:p text:style-name="P9"><text:span text:style-name="T18">refs</text:span></text:p>
          </draw:text-box>
        </draw:frame>
        <draw:frame draw:style-name="gr26" draw:text-style-name="P29" draw:layer="layout" svg:width="1.442cm" svg:height="1.085cm" svg:x="17.2cm" svg:y="14cm">
          <draw:text-box>
            <text:p text:style-name="P9"><text:span text:style-name="T18">refs</text:span></text:p>
          </draw:text-box>
        </draw:frame>
        <draw:frame draw:style-name="gr26" draw:text-style-name="P29" draw:layer="layout" svg:width="1.442cm" svg:height="1.085cm" svg:x="1.158cm" svg:y="3cm">
          <draw:text-box>
            <text:p text:style-name="P9"><text:span text:style-name="T18">refs</text:span></text:p>
          </draw:text-box>
        </draw:frame>
        <draw:connector draw:style-name="gr39" draw:text-style-name="P8" draw:layer="layout" draw:type="curve" svg:x1="3.145cm" svg:y1="4.645cm" svg:x2="2.8cm" svg:y2="11.8cm" draw:start-shape="id39" draw:start-glue-point="5" draw:end-shape="id47" draw:end-glue-point="0">
          <text:p text:style-name="P9"/>
        </draw:connector>
        <draw:custom-shape draw:style-name="gr49" draw:text-style-name="P7" draw:id="id48" draw:layer="layout" svg:width="3.5cm" svg:height="1cm" svg:x="7.5cm" svg:y="15.5cm">
          <text:p text:style-name="P7">Symbol1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2.8cm" svg:y1="13.3cm" svg:x2="7.5cm" svg:y2="16cm" draw:start-shape="id47" draw:start-glue-point="2" draw:end-shape="id48" draw:end-glue-point="3">
          <text:p text:style-name="P9"/>
        </draw:connector>
        <draw:connector draw:style-name="gr39" draw:text-style-name="P8" draw:layer="layout" draw:type="curve" svg:x1="3.5cm" svg:y1="18cm" svg:x2="9.25cm" svg:y2="16.5cm" draw:start-shape="id41" draw:start-glue-point="2" draw:end-shape="id48" draw:end-glue-point="2">
          <text:p text:style-name="P9"/>
        </draw:connector>
        <draw:connector draw:style-name="gr39" draw:text-style-name="P8" draw:layer="layout" draw:type="curve" svg:x1="12.5cm" svg:y1="17.3cm" svg:x2="11cm" svg:y2="16cm" draw:start-shape="id46" draw:start-glue-point="3" draw:end-shape="id48" draw:end-glue-point="1">
          <text:p text:style-name="P9"/>
        </draw:connector>
        <draw:frame draw:style-name="gr26" draw:text-style-name="P30" draw:layer="layout" svg:width="1.158cm" svg:height="1.085cm" svg:x="7.342cm" svg:y="17.133cm">
          <draw:text-box>
            <text:p text:style-name="P9"><text:span text:style-name="T13">for</text:span></text:p>
          </draw:text-box>
        </draw:frame>
        <draw:frame draw:style-name="gr26" draw:text-style-name="P30" draw:layer="layout" svg:width="1.158cm" svg:height="1.085cm" svg:x="10.9cm" svg:y="16.8cm">
          <draw:text-box>
            <text:p text:style-name="P9"><text:span text:style-name="T13">for</text:span></text:p>
          </draw:text-box>
        </draw:frame>
        <draw:frame draw:style-name="gr26" draw:text-style-name="P30" draw:layer="layout" svg:width="1.158cm" svg:height="1.085cm" svg:x="5.7cm" svg:y="14.933cm">
          <draw:text-box>
            <text:p text:style-name="P9"><text:span text:style-name="T13">for</text:span></text:p>
          </draw:text-box>
        </draw:frame>
        <draw:custom-shape draw:style-name="gr49" draw:text-style-name="P27" draw:layer="layout" svg:width="5cm" svg:height="1.5cm" svg:x="10.5cm" svg:y="19cm">
          <text:p text:style-name="P7"><text:span text:style-name="T14">Example1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2cm" svg:height="2cm" svg:x="24.5cm" svg:y="17.5cm">
          <text:p text:style-name="P7"><text:span text:style-name="T14">Def2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draw:layer="layout" svg:width="5cm" svg:height="1.5cm" svg:x="3.5cm" svg:y="19cm">
          <text:p text:style-name="P7"><text:span text:style-name="T14">Example2</text:span></text:p>
          <draw:enhanced-geometry svg:viewBox="0 0 21600 21600" draw:type="rectangle" draw:enhanced-path="M 0 0 L 21600 0 21600 21600 0 21600 0 0 Z N"/>
        </draw:custom-shape>
        <draw:connector draw:style-name="gr39" draw:text-style-name="P8" draw:layer="layout" draw:type="curve" svg:x1="25.6cm" svg:y1="12cm" svg:x2="22.5cm" svg:y2="15.5cm" draw:start-shape="id36" draw:start-glue-point="2" draw:end-shape="id49" draw:end-glue-point="0">
          <text:p text:style-name="P9"/>
        </draw:connector>
        <draw:frame draw:style-name="gr26" draw:text-style-name="P30" draw:layer="layout" svg:width="1.412cm" svg:height="1.085cm" svg:x="24.8cm" svg:y="13cm">
          <draw:text-box>
            <text:p text:style-name="P9"><text:span text:style-name="T13">mid</text:span></text:p>
          </draw:text-box>
        </draw:frame>
        <presentation:notes draw:style-name="dp2">
          <draw:page-thumbnail draw:style-name="gr9" draw:layer="layout" svg:width="14.848cm" svg:height="11.135cm" svg:x="3.075cm" svg:y="2.257cm" draw:page-number="5" presentation:class="page"/>
          <draw:frame presentation:style-name="pr2" draw:text-style-name="P31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letype" style:family="graphic">
      <style:paragraph-properties style:text-autospace="none"/>
      <style:text-properties fo:font-family="'Nimbus Mono L', 'Courier New'" style:font-family-generic="modern" style:font-pitch="fixed" fo:font-size="12pt" fo:language="en" fo:country="US" style:font-family-asian="'Nimbus Mono L', 'Courier New'" style:font-family-generic-asian="modern" style:font-pitch-asian="fixed" style:language-asian="en" style:country-asian="US" style:font-family-complex="'Nimbus Mono L', 'Courier New'" style:font-family-generic-complex="modern" style:font-pitch-complex="fixed" style:font-size-complex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Christine Müller</meta:initial-creator>
    <meta:creation-date>2007-05-01T12:23:12</meta:creation-date>
    <dc:creator>Christine Müller</dc:creator>
    <dc:date>2007-07-10T13:13:04</dc:date>
    <dc:language>de-DE</dc:language>
    <meta:editing-cycles>211</meta:editing-cycles>
    <meta:editing-duration>P1DT18H47M59S</meta:editing-duration>
    <meta:user-defined meta:name="Info 1"/>
    <meta:user-defined meta:name="Info 2"/>
    <meta:user-defined meta:name="Info 3"/>
    <meta:user-defined meta:name="Info 4"/>
    <meta:document-statistic meta:object-count="258"/>
  </office:meta>
</office:document-meta>
</file>